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200%"/>
      <style:text-properties officeooo:rsid="001f56cd" officeooo:paragraph-rsid="001f56cd"/>
    </style:style>
    <style:style style:name="T1" style:family="text">
      <style:text-properties officeooo:rsid="0021bc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61160731" text:style-name="L1">
        <text:list-item>
          <text:p text:style-name="P1">First Entry.</text:p>
        </text:list-item>
        <text:list-item>
          <text:p text:style-name="P1">Second Entry.</text:p>
        </text:list-item>
        <text:list-item>
          <text:p text:style-name="P1">Third Entr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0:18:21.289343351</meta:creation-date>
    <dc:date>2020-07-01T16:57:14.664057485</dc:date>
    <meta:editing-duration>PT8M51S</meta:editing-duration>
    <meta:editing-cycles>5</meta:editing-cycles>
    <meta:generator>LibreOffice/6.3.6.2$Linux_X86_64 LibreOffice_project/30$Build-2</meta:generator>
    <meta:document-statistic meta:table-count="0" meta:image-count="0" meta:object-count="0" meta:page-count="1" meta:paragraph-count="3" meta:word-count="9" meta:character-count="42" meta:non-whitespace-character-count="39"/>
  </office:meta>
</office:document-meta>
</file>